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2.727cm" fo:min-width="3.311cm"/>
      <style:paragraph-properties style:writing-mode="lr-tb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1.469cm" fo:min-width="4.077cm"/>
      <style:paragraph-properties style:writing-mode="lr-tb"/>
    </style:style>
    <style:style style:name="gr3" style:family="graphic" style:parent-style-name="objectwithoutfill">
      <style:graphic-properties svg:stroke-width="0.106cm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draw:marker-start-width="0.359cm" draw:marker-end="Arrowheads_20_3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draw:marker-start-width="0.359cm" draw:marker-end="Arrowheads_20_4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fill-color="#ffffa6" draw:textarea-horizontal-align="justify" draw:textarea-vertical-align="middle" draw:auto-grow-height="false" fo:min-height="2.749cm" fo:min-width="7.437cm" fo:wrap-option="wrap"/>
      <style:paragraph-properties style:writing-mode="lr-tb"/>
    </style:style>
    <style:style style:name="gr7" style:family="graphic" style:parent-style-name="standard">
      <style:graphic-properties draw:fill-color="#ffffa6" draw:textarea-horizontal-align="justify" draw:textarea-vertical-align="middle" draw:auto-grow-height="false" fo:min-height="1.979cm" fo:min-width="7.437cm" fo:wrap-option="wrap"/>
      <style:paragraph-properties style:writing-mode="lr-tb"/>
    </style:style>
    <style:style style:name="gr8" style:family="graphic" style:parent-style-name="standard">
      <style:graphic-properties draw:fill-color="#ffffa6" draw:textarea-horizontal-align="justify" draw:textarea-vertical-align="middle" draw:auto-grow-height="false" fo:min-height="1.161cm" fo:min-width="7.437cm" fo:wrap-option="wrap"/>
      <style:paragraph-properties style:writing-mode="lr-tb"/>
    </style:style>
    <style:style style:name="gr9" style:family="graphic" style:parent-style-name="standard">
      <style:graphic-properties draw:fill-color="#ffffa6" draw:textarea-horizontal-align="justify" draw:textarea-vertical-align="middle" draw:auto-grow-height="false" fo:min-height="1.655cm" fo:min-width="7.437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style:use-window-font-color="true" loext:opacity="0%"/>
    </style:style>
    <style:style style:name="P5" style:family="paragraph">
      <loext:graphic-properties draw:fill-color="#ffffa6"/>
      <style:paragraph-properties fo:text-align="center"/>
      <style:text-properties style:use-window-font-color="true" loext:opacity="0%"/>
    </style:style>
    <style:style style:name="T1" style:family="text">
      <style:text-properties style:use-window-font-color="true" loext:opacity="0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81cm" svg:height="4.762cm" svg:x="3.825cm" svg:y="13.6cm">
          <text:p text:style-name="P1">Data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xml:id="id1" draw:id="id1" draw:layer="layout" svg:width="4.763cm" svg:height="1.905cm" svg:x="3.407cm" svg:y="10.39cm">
          <text:p text:style-name="P1">Reposit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4.763cm" svg:height="1.905cm" svg:x="3.407cm" svg:y="7.35cm">
          <text:p text:style-name="P1">Service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4.763cm" svg:height="1.905cm" svg:x="3.407cm" svg:y="4.41cm">
          <text:p text:style-name="P1">Controll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5.788cm" svg:y1="12.295cm" svg:x2="5.73cm" svg:y2="13.6cm" draw:start-shape="id1" draw:start-glue-point="2" draw:end-shape="id2" draw:end-glue-point="5" svg:d="M5788 12295l-58 1305" svg:viewBox="0 0 59 1306">
          <text:p/>
        </draw:connector>
        <draw:connector draw:style-name="gr4" draw:text-style-name="P3" draw:layer="layout" draw:type="line" svg:x1="5.788cm" svg:y1="9.255cm" svg:x2="5.788cm" svg:y2="10.39cm" draw:start-shape="id3" draw:start-glue-point="2" draw:end-shape="id1" draw:end-glue-point="0" svg:d="M5788 9255v1135" svg:viewBox="0 0 1 1136">
          <text:p/>
        </draw:connector>
        <draw:connector draw:style-name="gr5" draw:text-style-name="P3" draw:layer="layout" draw:type="line" svg:x1="5.788cm" svg:y1="6.315cm" svg:x2="5.788cm" svg:y2="7.35cm" draw:start-shape="id4" draw:start-glue-point="2" draw:end-shape="id3" draw:end-glue-point="0" svg:d="M5788 6315v1035" svg:viewBox="0 0 1 1036">
          <text:p/>
        </draw:connector>
        <draw:custom-shape draw:style-name="gr6" draw:text-style-name="P5" draw:layer="layout" svg:width="7.937cm" svg:height="2.999cm" svg:x="10.125cm" svg:y="14.652cm">
          <text:p text:style-name="P4"><text:span text:style-name="T1">SQL Server</text:span></text:p>
          <draw:enhanced-geometry svg:viewBox="0 0 21600 21600" draw:mirror-horizontal="false" draw:type="line-callout-1" draw:modifiers="-7118.36734693878 4579.2 -680.272108843537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" draw:text-style-name="P5" draw:layer="layout" svg:width="7.937cm" svg:height="2.229cm" svg:x="9.89cm" svg:y="10.477cm">
          <text:p text:style-name="P4"><text:span text:style-name="T1">Repository classes using Entity Framework (DbContext)</text:span></text:p>
          <draw:enhanced-geometry svg:viewBox="0 0 21600 21600" draw:mirror-horizontal="false" draw:type="line-callout-1" draw:modifiers="-6111.56462585034 5027.08520179372 -680.272108843537 5375.7847533632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5" draw:layer="layout" svg:width="7.937cm" svg:height="1.411cm" svg:x="9.89cm" svg:y="7.82cm">
          <text:p text:style-name="P4"><text:span text:style-name="T1">Domain classes handling the business logic</text:span></text:p>
          <draw:enhanced-geometry svg:viewBox="0 0 21600 21600" draw:mirror-horizontal="false" draw:type="line-callout-1" draw:modifiers="-5872.10884353742 9010.19830028329 -680.272108843537 8490.0849858356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5" draw:layer="layout" svg:width="7.937cm" svg:height="1.905cm" svg:x="10.525cm" svg:y="4.527cm">
          <text:p text:style-name="P4"><text:span text:style-name="T1">Asp.NET Core Web API controllers</text:span></text:p>
          <draw:enhanced-geometry svg:viewBox="0 0 21600 21600" draw:mirror-horizontal="false" draw:type="line-callout-1" draw:modifiers="-7439.45578231293 6346.27492130115 -680.272108843537 6289.611752360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12T15:46:21.121000000</meta:creation-date>
    <dc:date>2022-12-12T16:14:25.123000000</dc:date>
    <meta:editing-duration>PT28M4S</meta:editing-duration>
    <meta:editing-cycles>1</meta:editing-cycles>
    <meta:document-statistic meta:object-count="11"/>
    <meta:generator>LibreOffice/7.3.0.3$Windows_X86_64 LibreOffice_project/0f246aa12d0eee4a0f7adcefbf7c878fc2238db3</meta:generator>
  </office:meta>
</office:document-meta>
</file>